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25-10-28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25-03-03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24-10-22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24-08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24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24-02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23-10-2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23-08-31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23-02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22-10-1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21-08-25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21-05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20-10-28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20-08-13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20-03-0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9-11-0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9-02-2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8-1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8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8-03-0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7-11-0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7-08-1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7-05-22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7-03-0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6-11-0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6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6-06-2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6-03-07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5-09-1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5-03-19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4-12-1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4-09-1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3-12-2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3-09-19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3-03-2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2-12-1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2-09-18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2-06-2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1-12-0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1-09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1-06-15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1-03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0-12-1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0-09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0-06-1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10-03-1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09-12-1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09-06-2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09-03-2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0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00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2000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98-11-0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98-08-26 0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97-09-1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97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95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95-04-0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94-12-07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94-08-0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94-04-21 0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93-10-20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93-08-13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93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92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92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91-10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91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91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90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90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89-10-06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8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89-04-05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88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88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87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87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86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86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85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84-1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83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83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82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81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81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80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80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78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77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77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76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76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76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75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75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75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75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74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74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74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73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72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71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71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323</text:p>
          </table:table-cell>
          <table:table-cell office:value-type="string" calcext:value-type="string">
            <text:p>23S/30E-36CBB</text:p>
          </table:table-cell>
          <table:table-cell office:value-type="string" calcext:value-type="string">
            <text:p>1971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90" meta:object-count="0"/>
    <meta:user-defined meta:name="AppVersion">3.0</meta:user-defined>
  </office:meta>
</office:document-meta>
</file>